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rter" svg:font-family="charter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b875"/>
    </style:style>
    <style:style style:name="P2" style:family="paragraph" style:parent-style-name="Preformatted_20_Text">
      <style:text-properties officeooo:rsid="0000b875" officeooo:paragraph-rsid="0000b875"/>
    </style:style>
    <style:style style:name="P3" style:family="paragraph" style:parent-style-name="Preformatted_20_Text">
      <style:text-properties officeooo:rsid="0000b875" officeooo:paragraph-rsid="0002c830"/>
    </style:style>
    <style:style style:name="P4" style:family="paragraph" style:parent-style-name="Preformatted_20_Text">
      <style:text-properties officeooo:rsid="00028d2c" officeooo:paragraph-rsid="00028d2c"/>
    </style:style>
    <style:style style:name="P5" style:family="paragraph" style:parent-style-name="Preformatted_20_Text">
      <style:text-properties officeooo:rsid="0002c830" officeooo:paragraph-rsid="0002c830"/>
    </style:style>
    <style:style style:name="P6" style:family="paragraph" style:parent-style-name="Preformatted_20_Text">
      <style:text-properties officeooo:paragraph-rsid="0002c830"/>
    </style:style>
    <style:style style:name="P7" style:family="paragraph" style:parent-style-name="Preformatted_20_Text">
      <style:text-properties officeooo:rsid="000472c7" officeooo:paragraph-rsid="000472c7"/>
    </style:style>
    <style:style style:name="P8" style:family="paragraph" style:parent-style-name="Heading_20_1">
      <style:text-properties officeooo:paragraph-rsid="000890cd"/>
    </style:style>
    <style:style style:name="P9" style:family="paragraph" style:parent-style-name="Heading_20_1">
      <style:text-properties officeooo:paragraph-rsid="000a7b8a"/>
    </style:style>
    <style:style style:name="P10" style:family="paragraph" style:parent-style-name="Heading_20_1">
      <style:text-properties officeooo:paragraph-rsid="000c11d9"/>
    </style:style>
    <style:style style:name="P11" style:family="paragraph" style:parent-style-name="Heading_20_1">
      <style:text-properties officeooo:paragraph-rsid="000c433b"/>
    </style:style>
    <style:style style:name="P12" style:family="paragraph" style:parent-style-name="Preformatted_20_Text">
      <style:text-properties officeooo:rsid="0002c830" officeooo:paragraph-rsid="0002c830"/>
    </style:style>
    <style:style style:name="P13" style:family="paragraph" style:parent-style-name="Preformatted_20_Text">
      <style:text-properties officeooo:rsid="000472c7" officeooo:paragraph-rsid="000472c7"/>
    </style:style>
    <style:style style:name="P14" style:family="paragraph" style:parent-style-name="Preformatted_20_Text">
      <style:text-properties officeooo:rsid="000472c7" officeooo:paragraph-rsid="0006b79c"/>
    </style:style>
    <style:style style:name="P15" style:family="paragraph" style:parent-style-name="Preformatted_20_Text">
      <style:text-properties fo:font-size="13pt" fo:font-weight="bold" officeooo:rsid="000472c7" officeooo:paragraph-rsid="000472c7" style:font-size-asian="13pt" style:font-weight-asian="bold" style:font-size-complex="13pt" style:font-weight-complex="bold"/>
    </style:style>
    <style:style style:name="P16" style:family="paragraph" style:parent-style-name="Preformatted_20_Text">
      <style:text-properties fo:font-size="12pt" style:text-underline-style="solid" style:text-underline-width="auto" style:text-underline-color="font-color" fo:font-weight="bold" officeooo:rsid="0006b79c" officeooo:paragraph-rsid="0006b79c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06b79c"/>
    </style:style>
    <style:style style:name="P18" style:family="paragraph" style:parent-style-name="Standard">
      <style:text-properties officeooo:paragraph-rsid="000a16f0"/>
    </style:style>
    <style:style style:name="P19" style:family="paragraph" style:parent-style-name="Text_20_body">
      <style:text-properties officeooo:paragraph-rsid="0007ac51"/>
    </style:style>
    <style:style style:name="P20" style:family="paragraph" style:parent-style-name="Text_20_body">
      <style:text-properties officeooo:rsid="000890cd" officeooo:paragraph-rsid="000890cd"/>
    </style:style>
    <style:style style:name="P21" style:family="paragraph" style:parent-style-name="Text_20_body">
      <style:text-properties officeooo:paragraph-rsid="000890cd"/>
    </style:style>
    <style:style style:name="P22" style:family="paragraph" style:parent-style-name="Text_20_body">
      <style:text-properties officeooo:paragraph-rsid="000c11d9"/>
    </style:style>
    <style:style style:name="P23" style:family="paragraph" style:parent-style-name="Text_20_body">
      <style:text-properties officeooo:paragraph-rsid="000c433b"/>
    </style:style>
    <style:style style:name="P24" style:family="paragraph" style:parent-style-name="Text_20_body">
      <style:text-properties officeooo:paragraph-rsid="000dfb51"/>
    </style:style>
    <style:style style:name="P25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4pt" fo:font-style="normal" fo:font-weight="normal" style:font-size-asian="14pt" style:font-size-complex="14pt"/>
    </style:style>
    <style:style style:name="P26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3pt" fo:font-style="normal" fo:font-weight="normal" style:font-size-asian="13pt" style:font-size-complex="13pt"/>
    </style:style>
    <style:style style:name="T1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2" style:family="text">
      <style:text-properties fo:font-variant="normal" fo:text-transform="none" fo:color="#292929" style:font-name="charter" fo:font-size="15.75pt" fo:letter-spacing="normal" fo:font-style="normal" fo:font-weight="normal" officeooo:rsid="000890cd" style:font-size-asian="14pt" style:font-size-complex="14pt"/>
    </style:style>
    <style:style style:name="T3" style:family="text">
      <style:text-properties fo:font-variant="normal" fo:text-transform="none" fo:color="#292929" style:font-name="charter" fo:font-size="15.75pt" fo:letter-spacing="normal" fo:font-style="normal" fo:font-weight="normal" officeooo:rsid="000a7b8a" style:font-size-asian="14pt" style:font-size-complex="14pt"/>
    </style:style>
    <style:style style:name="T4" style:family="text">
      <style:text-properties fo:font-variant="normal" fo:text-transform="none" fo:color="#292929" style:font-name="charter" fo:font-size="15.75pt" fo:font-style="normal" fo:font-weight="normal" officeooo:rsid="000a7b8a" style:font-size-asian="14pt" style:font-size-complex="14pt"/>
    </style:style>
    <style:style style:name="T5" style:family="text">
      <style:text-properties fo:font-variant="normal" fo:text-transform="none" fo:color="#292929" style:font-name="charter" fo:font-size="14pt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292929" style:font-name="charter" fo:font-size="14pt" fo:font-style="normal" style:font-size-asian="14pt" style:font-size-complex="14pt"/>
    </style:style>
    <style:style style:name="T7" style:family="text">
      <style:text-properties fo:font-variant="normal" fo:text-transform="none" fo:color="#292929" style:font-name="charter" fo:font-size="14pt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92929" style:font-name="charter" fo:font-size="14pt" fo:letter-spacing="normal" fo:font-style="normal" officeooo:rsid="000890cd" style:font-size-asian="14pt" style:font-size-complex="14pt"/>
    </style:style>
    <style:style style:name="T9" style:family="text">
      <style:text-properties fo:font-variant="normal" fo:text-transform="none" fo:color="#292929" style:font-name="charter" fo:font-size="12pt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92929" style:font-name="charter" fo:letter-spacing="normal" fo:font-style="normal" fo:font-weight="normal" officeooo:rsid="000a7b8a"/>
    </style:style>
    <style:style style:name="T11" style:family="text">
      <style:text-properties fo:font-variant="normal" fo:text-transform="none" fo:color="#292929" style:font-name="charter" fo:font-size="13pt" fo:letter-spacing="normal" fo:font-style="normal" fo:font-weight="normal" officeooo:rsid="000a7b8a" style:font-size-asian="13pt" style:font-size-complex="13pt"/>
    </style:style>
    <style:style style:name="T12" style:family="text">
      <style:text-properties fo:font-variant="normal" fo:text-transform="none" fo:color="#292929" style:font-name="charter" fo:font-size="13pt" fo:font-style="normal" fo:font-weight="normal" officeooo:rsid="000a7b8a" style:font-size-asian="13pt" style:font-size-complex="13pt"/>
    </style:style>
    <style:style style:name="T13" style:family="text">
      <style:text-properties fo:font-variant="normal" fo:text-transform="none" fo:color="#000000" style:font-name="charter" fo:font-size="14pt" fo:font-style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charter" fo:font-size="14pt" fo:letter-spacing="normal" fo:font-style="normal" officeooo:rsid="000890cd" style:font-size-asian="14pt" style:font-size-complex="14pt"/>
    </style:style>
    <style:style style:name="T15" style:family="text">
      <style:text-properties fo:font-variant="normal" fo:text-transform="none" fo:color="#000000" style:font-name="charter" fo:font-size="12pt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font-name="charter" fo:font-size="12pt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font-name="charter" fo:font-size="14pt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charter" fo:font-size="14pt" fo:letter-spacing="normal" fo:font-style="normal" officeooo:rsid="000890cd" style:font-size-asian="14pt" style:font-size-complex="14pt"/>
    </style:style>
    <style:style style:name="T19" style:family="text">
      <style:text-properties officeooo:rsid="0000b875"/>
    </style:style>
    <style:style style:name="T20" style:family="text">
      <style:text-properties officeooo:rsid="00028d2c"/>
    </style:style>
    <style:style style:name="T21" style:family="text">
      <style:text-properties officeooo:rsid="0002c830"/>
    </style:style>
    <style:style style:name="T22" style:family="text">
      <style:text-properties officeooo:rsid="0006b79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890cd" style:font-size-asian="14pt" style:font-size-complex="14pt"/>
    </style:style>
    <style:style style:name="T26" style:family="text">
      <style:text-properties fo:font-size="14pt" officeooo:rsid="000a7b8a" style:font-size-asian="14pt" style:font-size-complex="14pt"/>
    </style:style>
    <style:style style:name="T27" style:family="text">
      <style:text-properties fo:font-size="14pt" officeooo:rsid="000c11d9" style:font-size-asian="14pt" style:font-size-complex="14pt"/>
    </style:style>
    <style:style style:name="T28" style:family="text">
      <style:text-properties fo:font-size="14pt" officeooo:rsid="000c433b" style:font-size-asian="14pt" style:font-size-complex="14pt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0c11d9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0c433b" style:font-size-asian="14pt" style:font-weight-asian="normal" style:font-size-complex="14pt" style:font-weight-complex="normal"/>
    </style:style>
    <style:style style:name="T32" style:family="text">
      <style:text-properties fo:color="#c9211e" fo:font-size="14pt" officeooo:rsid="0006b79c" style:font-size-asian="14pt" style:font-size-complex="14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0a7b8a"/>
    </style:style>
    <style:style style:name="T35" style:family="text">
      <style:text-properties officeooo:rsid="000c433b"/>
    </style:style>
    <style:style style:name="T36" style:family="text">
      <style:text-properties fo:font-size="13pt" officeooo:rsid="000a7b8a" style:font-size-asian="13pt" style:font-size-complex="13pt"/>
    </style:style>
    <style:style style:name="T37" style:family="text">
      <style:text-properties fo:font-size="13pt" officeooo:rsid="000dfb51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me: Sandeep Kumar Srivastava</text:p>
      <text:p text:style-name="P7"/>
      <text:p text:style-name="P16">PART A :-</text:p>
      <text:p text:style-name="P7"/>
      <text:p text:style-name="Preformatted_20_Text"><text:bookmark text:name="34da"/>var cat = {</text:p>
      <text:p text:style-name="Preformatted_20_Text"><text:s/>name: ‘Fluffy’,</text:p>
      <text:p text:style-name="Preformatted_20_Text"><text:s/>activities: [‘play’, ‘eat cat food’],</text:p>
      <text:p text:style-name="Preformatted_20_Text"><text:s/>catFriends: [</text:p>
      <text:p text:style-name="Preformatted_20_Text"><text:s/>{</text:p>
      <text:p text:style-name="Preformatted_20_Text"><text:s/>name: ‘bar’,</text:p>
      <text:p text:style-name="Preformatted_20_Text"><text:s/>activities: [‘be grumpy’, ‘eat bread omblet’],</text:p>
      <text:p text:style-name="Preformatted_20_Text"><text:s/>weight: 8,</text:p>
      <text:p text:style-name="Preformatted_20_Text"><text:s/>furcolor: ‘white’</text:p>
      <text:p text:style-name="Preformatted_20_Text"><text:s/>}, </text:p>
      <text:p text:style-name="Preformatted_20_Text"><text:s/>{</text:p>
      <text:p text:style-name="Preformatted_20_Text"><text:s/>name: ‘foo’,</text:p>
      <text:p text:style-name="Preformatted_20_Text"><text:s/>activities: [‘sleep’, ‘pre-sleep naps’],</text:p>
      <text:p text:style-name="Preformatted_20_Text"><text:s/>weight: 3</text:p>
      <text:p text:style-name="Preformatted_20_Text"><text:s/>}</text:p>
      <text:p text:style-name="Preformatted_20_Text"><text:s/>]</text:p>
      <text:p text:style-name="P1">}</text:p>
      <text:p text:style-name="P1"><text:bookmark text:name="12e6"/>console.log(cat);</text:p>
      <text:p text:style-name="P1"/>
      <text:p text:style-name="P1"/>
      <text:p text:style-name="P1"><text:span text:style-name="T19">Q1. </text:span><text:bookmark text:name="7b24"/>Add height and weight to Fluffy</text:p>
      <text:p text:style-name="P3">Sol: <text:s/>console.log(cat.height = 13,cat.weight = 4);</text:p>
      <text:p text:style-name="P2"><text:s text:c="3"/></text:p>
      <text:p text:style-name="P2"/>
      <text:p text:style-name="Preformatted_20_Text"><text:span text:style-name="T20">Q2:</text:span> <text:bookmark text:name="7f86"/>Fluffy name is spelled wrongly. Update it to Fluffyy</text:p>
      <text:p text:style-name="P4"><text:span text:style-name="T21">S</text:span>ol : console.log(cat.name = "Fluffyy");</text:p>
      <text:p text:style-name="P4"/>
      <text:p text:style-name="P6"><text:span text:style-name="T21">Q3:</text:span><text:bookmark text:name="cae7"/>List all the activities of Fluffyy’s catFriends.</text:p>
      <text:p text:style-name="P5">Sol: <text:s/>for(var i= 0;i&lt;cat.catFriends.length;i++){</text:p>
      <text:p text:style-name="P5"><text:s text:c="4"/>console.log(cat.catFriends[i].activities);</text:p>
      <text:p text:style-name="P5"><text:s text:c="4"/>}</text:p>
      <text:p text:style-name="P6"><text:span text:style-name="T21">Q4:</text:span><text:bookmark text:name="79ce"/>Print the catFriends names<text:span text:style-name="T1">.</text:span></text:p>
      <text:p text:style-name="Preformatted_20_Text">Sol: for(var i= 0;i&lt;cat.catFriends.length;i++){</text:p>
      <text:p text:style-name="Preformatted_20_Text"><text:s text:c="4"/>console.log(cat.catFriends[i].name);</text:p>
      <text:p text:style-name="Preformatted_20_Text"><text:s text:c="4"/>}</text:p>
      <text:p text:style-name="P6"><text:span text:style-name="T21">Q5: </text:span><text:bookmark text:name="f466"/>Print the total weight of catFriends</text:p>
      <text:p text:style-name="P5">Sol: var sum= 0;</text:p>
      <text:p text:style-name="P5"><text:s text:c="5"/>for(var i= 0;i&lt;cat.catFriends.length;i++){</text:p>
      <text:p text:style-name="P5"><text:s text:c="7"/>sum <text:s/>+= cat.catFriends[i].weight;</text:p>
      <text:p text:style-name="P5"><text:s text:c="5"/>}</text:p>
      <text:p text:style-name="P5"><text:s text:c="5"/>console.log(sum);</text:p>
      <text:p text:style-name="P6"><text:span text:style-name="T21">Q6: </text:span><text:bookmark text:name="c3c0"/>Print the total activities of all cats (op:6)</text:p>
      <text:p text:style-name="P7">Sol: console.log(cat.activities, cat.catFriends[0].activities, <text:s text:c="8"/>cat.catFriends[1].activities);</text:p>
      <text:p text:style-name="P5"/>
      <text:p text:style-name="P6"><text:span text:style-name="T21">Q7:</text:span><text:bookmark text:name="979e"/>Add 2 more activities to bar &amp; foo cats</text:p>
      <text:p text:style-name="P5">Sol: console.log(cat.catFriends[0].activities.push("lazy" , "cool "));</text:p>
      <text:p text:style-name="P5"><text:s text:c="4"/>console.log(cat.catFriends[1].activities.push("lazy2" , "cool1 "));</text:p>
      <text:p text:style-name="P5"/>
      <text:p text:style-name="P6"><text:span text:style-name="T21">Q8:</text:span><text:bookmark text:name="9b54"/>Update the fur color of bar</text:p>
      <text:p text:style-name="P5">Sol: console.log(cat.catFriends[0].furcolor = " red");</text:p>
      <text:p text:style-name="P5"/>
      <text:p text:style-name="P5"/>
      <text:p text:style-name="Text_20_body"><text:line-break/></text:p>
      <text:p text:style-name="Preformatted_20_Text"/>
      <text:p text:style-name="P2"/>
      <text:p text:style-name="P14"><text:soft-page-break/></text:p>
      <text:p text:style-name="P16">PART B :-</text:p>
      <text:p text:style-name="P16"/>
      <text:p text:style-name="P16"/>
      <text:p text:style-name="Standard">var myCar = {</text:p>
      <text:p text:style-name="Standard"><text:s/>make: 'Bugatti',</text:p>
      <text:p text:style-name="Standard"><text:s/>model: 'Bugatti La Voiture Noire',</text:p>
      <text:p text:style-name="Standard"><text:s/>year: 2019,</text:p>
      <text:p text:style-name="Standard"><text:s/>accidents: [</text:p>
      <text:p text:style-name="Standard"><text:s/>{</text:p>
      <text:p text:style-name="Standard"><text:s/>date: '3/15/2019',</text:p>
      <text:p text:style-name="Standard"><text:s/>damage_points: '5000',</text:p>
      <text:p text:style-name="Standard"><text:s/>atFaultForAccident: true</text:p>
      <text:p text:style-name="Standard"><text:s/>},</text:p>
      <text:p text:style-name="Standard"><text:s/>{</text:p>
      <text:p text:style-name="Standard"><text:s/>date: '7/4/2022',</text:p>
      <text:p text:style-name="Standard"><text:s/>damage_points: '2200',</text:p>
      <text:p text:style-name="Standard"><text:s/>atFaultForAccident: true</text:p>
      <text:p text:style-name="Standard"><text:s/>},</text:p>
      <text:p text:style-name="Standard"><text:s/>{</text:p>
      <text:p text:style-name="Standard"><text:s/>date: '6/22/2021',</text:p>
      <text:p text:style-name="Standard"><text:s/>damage_points: '7900',</text:p>
      <text:p text:style-name="Standard"><text:s/>atFaultForAccident: true</text:p>
      <text:p text:style-name="Standard"><text:s/>}</text:p>
      <text:p text:style-name="Standard"><text:s/>]</text:p>
      <text:p text:style-name="Standard">}</text:p>
      <text:p text:style-name="Standard"/>
      <text:p text:style-name="Standard"/>
      <text:p text:style-name="P17"><text:span text:style-name="T22">Q1:</text:span><text:span text:style-name="T24"> Lo</text:span><text:bookmark text:name="rmm"/><text:span text:style-name="T24">op over the accidents array. Change atFaultForAccident from true to false.</text:span></text:p>
      <text:p text:style-name="P17"><text:s text:c="2"/><text:span text:style-name="T22">Sol: for(var i=0;i&lt;myCar.accidents.length;i++)</text:span></text:p>
      <text:p text:style-name="P17"><text:span text:style-name="T22"><text:s text:c="8"/>{</text:span></text:p>
      <text:p text:style-name="P17"><text:s text:c="12"/>myCar.accidents[i].atFaultForAccident = "false";</text:p>
      <text:p text:style-name="P17"><text:s text:c="9"/>}</text:p>
      <text:p text:style-name="P17"><text:s text:c="4"/>console.log(myCar);</text:p>
      <text:p text:style-name="P17"/>
      <text:p text:style-name="P17"><text:span text:style-name="T22">Q2:</text:span><text:span text:style-name="T32"> </text:span><text:bookmark text:name="8a71"/>Print the dated of my accidents</text:p>
      <text:p text:style-name="P19"><text:span text:style-name="T22">Sol: for(var i=0;i&lt;myCar.accidents.length;i++){</text:span></text:p>
      <text:p text:style-name="P19"><text:s text:c="5"/>console.log(myCar.accidents[i].date);</text:p>
      <text:p text:style-name="P19">}<text:line-break/></text:p>
      <text:h text:style-name="Heading_20_1" text:outline-level="1"><text:bookmark text:name="d8de"/><text:span text:style-name="Strong_20_Emphasis"><text:span text:style-name="T24">Problem 1:</text:span></text:span></text:h>
      <text:p text:style-name="Text_20_body"><text:bookmark text:name="052a"/><text:span text:style-name="Strong_20_Emphasis"><text:span text:style-name="T33">Write a function called “printAllValues” which returns an newArray of all the input object’s values.</text:span></text:span></text:p>
      <text:p text:style-name="Text_20_body"><text:bookmark text:name="e408"/>Input (Object):</text:p>
      <text:p text:style-name="Text_20_body"><text:bookmark text:name="c2b7"/>var object = {name: “RajiniKanth”, age: 33, hasPets : false};<text:line-break/>Output:</text:p>
      <text:p text:style-name="Text_20_body"><text:bookmark text:name="0f75"/><text:soft-page-break/>[“RajiniKanth”, 33, false]</text:p>
      <text:p text:style-name="P20">Sol:</text:p>
      <text:p text:style-name="P20">var obj = {name : "RajiniKanth", age : 33, hasPets : false};</text:p>
      <text:p text:style-name="P20">function printAllValues(obj) {</text:p>
      <text:p text:style-name="P20"><text:s text:c="5"/>const propertyNames = Object.values(obj);</text:p>
      <text:p text:style-name="P20"><text:s text:c="5"/>console.log(propertyNames);</text:p>
      <text:p text:style-name="P20">}</text:p>
      <text:p text:style-name="P20">printAllValues(obj);</text:p>
      <text:p text:style-name="P20"/>
      <text:h text:style-name="P8" text:outline-level="1"><text:span text:style-name="Strong_20_Emphasis"><text:span text:style-name="T25">Problem 2: </text:span></text:span></text:h>
      <text:h text:style-name="P8" text:outline-level="1"><text:bookmark text:name="8dad"/><text:span text:style-name="Strong_20_Emphasis"><text:span text:style-name="T15">Write a function called “printAllKeys” which returns an newArray of all the input object’s keys</text:span></text:span><text:span text:style-name="Strong_20_Emphasis"><text:span text:style-name="T13">.</text:span></text:span></text:h>
      <text:p text:style-name="P25"><text:bookmark text:name="91ef"/>Example Input:<text:line-break/>{name : ‘RajiniKanth’, age : 25, hasPets : true}<text:line-break/>Example Output:<text:line-break/>[‘name’, ‘age’, ‘hasPets’]</text:p>
      <text:p text:style-name="P20"><text:span text:style-name="Strong_20_Emphasis"><text:span text:style-name="T24">Sol: </text:span></text:span><text:span text:style-name="Strong_20_Emphasis"><text:span text:style-name="T29">var obj = {name : "RajiniKanth", age : 33, hasPets : false};</text:span></text:span></text:p>
      <text:p text:style-name="P20"><text:span text:style-name="Strong_20_Emphasis"><text:span text:style-name="T29">function printAllValues(obj) {</text:span></text:span></text:p>
      <text:p text:style-name="P20"><text:span text:style-name="Strong_20_Emphasis"><text:span text:style-name="T29"><text:s text:c="3"/></text:span></text:span><text:span text:style-name="Strong_20_Emphasis"><text:span text:style-name="T29"><text:s/>const propertyNames = Object.keys(obj);</text:span></text:span></text:p>
      <text:p text:style-name="P20"><text:span text:style-name="Strong_20_Emphasis"><text:span text:style-name="T29"><text:s text:c="4"/>console.log(propertyNames);</text:span></text:span></text:p>
      <text:p text:style-name="P20"><text:span text:style-name="Strong_20_Emphasis"><text:span text:style-name="T29">}</text:span></text:span></text:p>
      <text:p text:style-name="P20"><text:span text:style-name="Strong_20_Emphasis"><text:span text:style-name="T29">printAllValues(obj);</text:span></text:span></text:p>
      <text:p text:style-name="Text_20_body"><text:span text:style-name="Strong_20_Emphasis"/></text:p>
      <text:h text:style-name="P8" text:outline-level="1"><text:span text:style-name="Strong_20_Emphasis"><text:span text:style-name="T25">Problem 3: </text:span></text:span><text:span text:style-name="Strong_20_Emphasis"><text:span text:style-name="T2">Write a function called “convertObjectToList” which converts an object literal into an array of arrays.</text:span></text:span><text:span text:style-name="Strong_20_Emphasis"><text:span text:style-name="T25"><text:line-break/></text:span></text:span><text:span text:style-name="Strong_20_Emphasis"><text:span text:style-name="T2">Input (Object):</text:span></text:span><text:span text:style-name="Strong_20_Emphasis"><text:span text:style-name="T25"><text:line-break/></text:span></text:span><text:span text:style-name="Strong_20_Emphasis"><text:span text:style-name="T2">var object = {name: “ISRO”, age: 35, role: “Scientist”};</text:span></text:span><text:span text:style-name="Strong_20_Emphasis"><text:span text:style-name="T25"><text:line-break/></text:span></text:span><text:span text:style-name="Strong_20_Emphasis"><text:span text:style-name="T2">Output:</text:span></text:span><text:span text:style-name="Strong_20_Emphasis"><text:span text:style-name="T25"><text:line-break/></text:span></text:span><text:span text:style-name="Strong_20_Emphasis"><text:span text:style-name="T2">[[“name”, “ISRO”], [“age”, 35], [“role”, “Scientist”]]</text:span></text:span></text:h>
      <text:p text:style-name="P21"><text:span text:style-name="Strong_20_Emphasis"><text:span text:style-name="T14">Sol:</text:span></text:span></text:p>
      <text:p text:style-name="P21"><text:soft-page-break/><text:span text:style-name="Strong_20_Emphasis"><text:span text:style-name="T14"/></text:span></text:p>
      <text:p text:style-name="Standard">var obj = {name: "ISRO", age: 35, role: "Scientist"};</text:p>
      <text:p text:style-name="Standard"/>
      <text:p text:style-name="P18">function convertListToObject(obj) {</text:p>
      <text:p text:style-name="P18"><text:s text:c="4"/>const propertyNames = Object.entries(obj);</text:p>
      <text:p text:style-name="Standard"><text:s text:c="4"/>console.log(propertyNames);</text:p>
      <text:p text:style-name="Standard">}</text:p>
      <text:p text:style-name="Standard">convertListToObject(obj);</text:p>
      <text:h text:style-name="P9" text:outline-level="1"><text:span text:style-name="Strong_20_Emphasis"><text:span text:style-name="T25">Problem </text:span></text:span><text:span text:style-name="Strong_20_Emphasis"><text:span text:style-name="T26">4</text:span></text:span><text:span text:style-name="Strong_20_Emphasis"><text:span text:style-name="T25">: </text:span></text:span><text:span text:style-name="Strong_20_Emphasis"><text:span text:style-name="T2">Write a function ‘transformFirstAndLast’ that takes in an array, and returns an object with:</text:span></text:span><text:span text:style-name="Strong_20_Emphasis"><text:span text:style-name="T25"><text:line-break/></text:span></text:span><text:span text:style-name="Strong_20_Emphasis"><text:span text:style-name="T2">1) the first element of the array as the object’s key, and</text:span></text:span><text:span text:style-name="Strong_20_Emphasis"><text:span text:style-name="T25"><text:line-break/></text:span></text:span><text:span text:style-name="Strong_20_Emphasis"><text:span text:style-name="T2">2) the last element of the array as that key’s value.</text:span></text:span><text:span text:style-name="Strong_20_Emphasis"><text:span text:style-name="T25"><text:line-break/></text:span></text:span><text:span text:style-name="Strong_20_Emphasis"><text:span text:style-name="T2">Input (Array):</text:span></text:span><text:span text:style-name="Strong_20_Emphasis"><text:span text:style-name="T25"><text:line-break/></text:span></text:span><text:span text:style-name="Strong_20_Emphasis"><text:span text:style-name="T2">var array = [“GUVI”, “I”, “am”, “Geek”];</text:span></text:span><text:span text:style-name="Strong_20_Emphasis"><text:span text:style-name="T25"><text:line-break/></text:span></text:span><text:span text:style-name="Strong_20_Emphasis"><text:span text:style-name="T2">Output:</text:span></text:span><text:span text:style-name="Strong_20_Emphasis"><text:span text:style-name="T25"><text:line-break/></text:span></text:span><text:span text:style-name="Strong_20_Emphasis"><text:span text:style-name="T2">var object = {</text:span></text:span><text:span text:style-name="Strong_20_Emphasis"><text:span text:style-name="T25"><text:line-break/></text:span></text:span><text:span text:style-name="Strong_20_Emphasis"><text:span text:style-name="T2">GUVI : “Geek”</text:span></text:span><text:span text:style-name="Strong_20_Emphasis"><text:span text:style-name="T25"><text:line-break/></text:span></text:span><text:span text:style-name="Strong_20_Emphasis"><text:span text:style-name="T2">}</text:span></text:span></text:h>
      <text:p text:style-name="P22"><text:span text:style-name="Strong_20_Emphasis"><text:span text:style-name="T27">Sol:</text:span></text:span><text:span text:style-name="Strong_20_Emphasis"><text:span text:style-name="T30">var arr = ["GUVI", "I", "am", "a geek"];</text:span></text:span></text:p>
      <text:p text:style-name="P22"><text:span text:style-name="Strong_20_Emphasis"><text:span text:style-name="T30">var obj = {}</text:span></text:span></text:p>
      <text:p text:style-name="P22"><text:span text:style-name="Strong_20_Emphasis"><text:span text:style-name="T30">function transformFirstAndLast(arr) {</text:span></text:span></text:p>
      <text:p text:style-name="P22"><text:span text:style-name="Strong_20_Emphasis"><text:span text:style-name="T30"><text:s text:c="3"/>obj[arr[0]] = arr[arr.length -1 ];</text:span></text:span></text:p>
      <text:p text:style-name="P22"><text:span text:style-name="Strong_20_Emphasis"><text:span text:style-name="T30"><text:s text:c="3"/>return obj</text:span></text:span></text:p>
      <text:p text:style-name="P22"><text:span text:style-name="Strong_20_Emphasis"><text:span text:style-name="T30">}</text:span></text:span></text:p>
      <text:p text:style-name="P22"><text:span text:style-name="Strong_20_Emphasis"><text:span text:style-name="T30">console.log(transformFirstAndLast(arr));</text:span></text:span></text:p>
      <text:h text:style-name="P10" text:outline-level="1"><text:span text:style-name="Strong_20_Emphasis"><text:span text:style-name="T25">Problem </text:span></text:span><text:span text:style-name="Strong_20_Emphasis"><text:span text:style-name="T27">5</text:span></text:span><text:span text:style-name="Strong_20_Emphasis"><text:span text:style-name="T26">:</text:span></text:span></text:h>
      <text:p text:style-name="P22"><text:span text:style-name="Strong_20_Emphasis"><text:span text:style-name="T11">Write a function “fromListToObject” which takes in an array of arrays, and returns an object with each pair of elements in the array as a key-value pair.</text:span></text:span><text:span text:style-name="Strong_20_Emphasis"><text:span text:style-name="T36"><text:line-break/></text:span></text:span><text:span text:style-name="Strong_20_Emphasis"><text:span text:style-name="T11">Input (Array):</text:span></text:span><text:span text:style-name="Strong_20_Emphasis"><text:span text:style-name="T36"><text:line-break/></text:span></text:span><text:span text:style-name="Strong_20_Emphasis"><text:span text:style-name="T11">var array = [[“make”, “Ford”], [“model”, “Mustang”], [“year”, 1964]];</text:span></text:span><text:span text:style-name="Strong_20_Emphasis"><text:span text:style-name="T36"><text:line-break/></text:span></text:span><text:span text:style-name="Strong_20_Emphasis"><text:span text:style-name="T11">Output:</text:span></text:span><text:span text:style-name="Strong_20_Emphasis"><text:span text:style-name="T36"><text:line-break/></text:span></text:span><text:span text:style-name="Strong_20_Emphasis"><text:span text:style-name="T11">var object = {</text:span></text:span><text:span text:style-name="Strong_20_Emphasis"><text:span text:style-name="T36"><text:line-break/></text:span></text:span><text:span text:style-name="Strong_20_Emphasis"><text:span text:style-name="T11">make : “Ford”</text:span></text:span><text:span text:style-name="Strong_20_Emphasis"><text:span text:style-name="T36"><text:line-break/></text:span></text:span><text:span text:style-name="Strong_20_Emphasis"><text:span text:style-name="T11">model : “Mustang”,</text:span></text:span><text:span text:style-name="Strong_20_Emphasis"><text:span text:style-name="T36"><text:line-break/></text:span></text:span><text:span text:style-name="Strong_20_Emphasis"><text:span text:style-name="T11">year : 1964</text:span></text:span><text:span text:style-name="Strong_20_Emphasis"><text:span text:style-name="T36"><text:line-break/></text:span></text:span><text:span text:style-name="Strong_20_Emphasis"><text:span text:style-name="T11">}</text:span></text:span></text:p>
      <text:p text:style-name="P22"><text:soft-page-break/><text:span text:style-name="Strong_20_Emphasis"><text:span text:style-name="T26"/></text:span></text:p>
      <text:p text:style-name="P23"><text:span text:style-name="Strong_20_Emphasis"><text:span text:style-name="T28">Sol: </text:span></text:span></text:p>
      <text:p text:style-name="P23"><text:span text:style-name="Strong_20_Emphasis"><text:span text:style-name="T31">var arr = [["make", "Ford"], ["model", "Mustang"], ["year", 1964]];</text:span></text:span></text:p>
      <text:p text:style-name="P23"><text:span text:style-name="Strong_20_Emphasis"><text:span text:style-name="T31">function transformFirstAndLast(array) {</text:span></text:span></text:p>
      <text:p text:style-name="P23"><text:span text:style-name="Strong_20_Emphasis"><text:span text:style-name="T29"/></text:span></text:p>
      <text:p text:style-name="P23"><text:span text:style-name="Strong_20_Emphasis"><text:span text:style-name="T31"><text:s text:c="2"/>var obj = {};</text:span></text:span></text:p>
      <text:p text:style-name="P23"><text:span text:style-name="Strong_20_Emphasis"><text:span text:style-name="T31"><text:s text:c="2"/>var collection = array;</text:span></text:span></text:p>
      <text:p text:style-name="P23"><text:span text:style-name="Strong_20_Emphasis"><text:span text:style-name="T31"><text:s text:c="2"/>for(var i = 0; i &lt; array.length; i++){</text:span></text:span></text:p>
      <text:p text:style-name="P23"><text:span text:style-name="Strong_20_Emphasis"><text:span text:style-name="T31"><text:s text:c="4"/>var dataArray =collection[i];</text:span></text:span></text:p>
      <text:p text:style-name="P23"><text:span text:style-name="Strong_20_Emphasis"><text:span text:style-name="T31"><text:s text:c="4"/>for(var j= 0; j &lt; collection[i].length; j++){</text:span></text:span></text:p>
      <text:p text:style-name="P23"><text:span text:style-name="Strong_20_Emphasis"><text:span text:style-name="T31"><text:s text:c="6"/>obj[dataArray[0]] = dataArray[1]</text:span></text:span></text:p>
      <text:p text:style-name="P23"><text:span text:style-name="Strong_20_Emphasis"><text:span text:style-name="T31"><text:s text:c="4"/>}</text:span></text:span></text:p>
      <text:p text:style-name="P23"><text:span text:style-name="Strong_20_Emphasis"><text:span text:style-name="T31"><text:s text:c="2"/>}</text:span></text:span></text:p>
      <text:p text:style-name="P23"><text:span text:style-name="Strong_20_Emphasis"><text:span text:style-name="T31"><text:s text:c="2"/>return obj;</text:span></text:span></text:p>
      <text:p text:style-name="P23"><text:span text:style-name="Strong_20_Emphasis"><text:span text:style-name="T31">}console.log(transformFirstAndLast(arr));</text:span></text:span></text:p>
      <text:p text:style-name="P23"><text:span text:style-name="Strong_20_Emphasis"><text:span text:style-name="T31"/></text:span></text:p>
      <text:h text:style-name="P11" text:outline-level="1"><text:span text:style-name="Strong_20_Emphasis"><text:span text:style-name="T25">Problem </text:span></text:span><text:span text:style-name="Strong_20_Emphasis"><text:span text:style-name="T28">6</text:span></text:span><text:span text:style-name="Strong_20_Emphasis"><text:span text:style-name="T26">:</text:span></text:span><text:bookmark text:name="4415"/><text:span text:style-name="Strong_20_Emphasis"><text:span text:style-name="T12">Write a function called “transformGeekData” that transforms some set of data from one format to another.</text:span></text:span></text:h>
      <text:p text:style-name="P26"><text:bookmark text:name="7962"/>Input (Array):<text:line-break/>var array = [[[“firstName”, “Vasanth”], [“lastName”, “Raja”], [“age”, 24], [“role”, “JSWizard”]], [[“firstName”, “Sri”], [“lastName”, “Devi”], [“age”, 28], [“role”, “Coder”]]];<text:line-break/>Output:<text:line-break/>[<text:line-break/>{firstName: “Vasanth”, lastName: “Raja”, age: 24, role: “JSWizard”},<text:line-break/>{firstName: “Sri”, lastName: “Devi”, age: 28, role: “Coder”}<text:line-break/>]</text:p>
      <text:p text:style-name="P24"><text:span text:style-name="Strong_20_Emphasis"><text:span text:style-name="T37">Sol:</text:span></text:span></text:p>
      <text:p text:style-name="P24"><text:span text:style-name="Strong_20_Emphasis"><text:span text:style-name="T37"/></text:span></text:p>
      <text:p text:style-name="P24"><text:soft-page-break/><text:span text:style-name="Strong_20_Emphasis"><text:span text:style-name="T3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rter" svg:font-family="charter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0:57:29.009110600</meta:creation-date>
    <dc:date>2021-07-24T21:32:02.606315304</dc:date>
    <meta:editing-duration>PT55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135" meta:word-count="644" meta:character-count="4916" meta:non-whitespace-character-count="4209"/>
  </office:meta>
</office:document-meta>
</file>